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535E678B87CFF5D8FFB.png" manifest:media-type="image/png"/>
  <manifest:file-entry manifest:full-path="Pictures/100002010000025800000178D6F502AA7244E7DF.png" manifest:media-type="image/png"/>
  <manifest:file-entry manifest:full-path="Pictures/10000201000003C000000210DBFC3588D8986C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88cm" fo:min-width="3.988cm" draw:shadow="visib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972cm" draw:shadow="visib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51cm" fo:min-width="3.972cm" draw:shadow="visib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3.972cm" draw:shadow="visible"/>
    </style:style>
    <style:style style:name="gr9" style:family="graphic" style:parent-style-name="standard">
      <style:graphic-properties draw:stroke="dash" draw:stroke-dash="Fine_20_Dashed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dash" draw:stroke-dash="Fine_20_Dashed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2cm" svg:height="4.4cm" svg:x="1.337cm" svg:y="0.5cm">
          <draw:image xlink:href="Pictures/10000201000007D000000535E678B87CFF5D8FFB.png" xlink:type="simple" xlink:show="embed" xlink:actuate="onLoad">
            <text:p/>
          </draw:image>
        </draw:frame>
        <draw:frame draw:style-name="gr1" draw:text-style-name="P1" draw:layer="layout" svg:width="6.602cm" svg:height="4.4cm" svg:x="21.937cm" svg:y="0.5cm">
          <draw:image xlink:href="Pictures/10000201000007D000000535E678B87CFF5D8FFB.png" xlink:type="simple" xlink:show="embed" xlink:actuate="onLoad">
            <text:p/>
          </draw:image>
        </draw:frame>
        <draw:frame draw:style-name="gr1" draw:text-style-name="P1" draw:layer="layout" svg:width="5.4cm" svg:height="3.38cm" svg:x="7.833cm" svg:y="4.209cm">
          <draw:image xlink:href="Pictures/100002010000025800000178D6F502AA7244E7DF.png" xlink:type="simple" xlink:show="embed" xlink:actuate="onLoad">
            <text:p/>
          </draw:image>
        </draw:frame>
        <draw:frame draw:style-name="gr1" draw:text-style-name="P1" draw:layer="layout" svg:width="5.4cm" svg:height="2.97cm" svg:x="16.219cm" svg:y="4.738cm">
          <draw:image xlink:href="Pictures/10000201000003C000000210DBFC3588D8986C0B.png" xlink:type="simple" xlink:show="embed" xlink:actuate="onLoad">
            <text:p/>
          </draw:image>
        </draw:frame>
        <draw:line draw:style-name="gr2" draw:text-style-name="P2" draw:layer="layout" svg:x1="3.9cm" svg:y1="4.8cm" svg:x2="3.9cm" svg:y2="6.4cm">
          <text:p/>
        </draw:line>
        <draw:line draw:style-name="gr3" draw:text-style-name="P1" draw:layer="layout" svg:x1="3.9cm" svg:y1="6.4cm" svg:x2="7.8cm" svg:y2="6.4cm">
          <text:p/>
        </draw:line>
        <draw:line draw:style-name="gr4" draw:text-style-name="P2" draw:layer="layout" svg:x1="11.9cm" svg:y1="6.4cm" svg:x2="16.3cm" svg:y2="6.4cm">
          <text:p/>
        </draw:line>
        <draw:g>
          <draw:line draw:style-name="gr2" draw:text-style-name="P2" draw:layer="layout" svg:x1="24.925cm" svg:y1="4.775cm" svg:x2="24.925cm" svg:y2="6.375cm">
            <text:p/>
          </draw:line>
          <draw:line draw:style-name="gr3" draw:text-style-name="P1" draw:layer="layout" svg:x1="24.925cm" svg:y1="6.375cm" svg:x2="21.025cm" svg:y2="6.375cm">
            <text:p/>
          </draw:line>
        </draw:g>
        <draw:custom-shape draw:style-name="gr5" draw:text-style-name="P3" draw:layer="layout" svg:width="4.6cm" svg:height="1.15cm" svg:x="1.4cm" svg:y="7.4cm">
          <text:p text:style-name="P2">Εφαρμογή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1.4cm" svg:y="16.701cm">
          <text:p text:style-name="P2">Φυσικ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cm" svg:height="1.328cm" svg:x="1.4cm" svg:y="14.2cm">
          <text:p text:style-name="P2">Ζεύξης</text:p>
          <text:p text:style-name="P2">Δικτύο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1.4cm" svg:y="12.052cm">
          <text:p text:style-name="P2">Διαδικτύο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1.4cm" svg:y="9.8cm">
          <text:p text:style-name="P2">Μεταφορά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22.601cm" svg:y="7.401cm">
          <text:p text:style-name="P2">Εφαρμογή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22.601cm" svg:y="16.702cm">
          <text:p text:style-name="P2">Φυσικ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6cm" svg:height="1.329cm" svg:x="22.601cm" svg:y="14.2cm">
          <text:p text:style-name="P2">Ζεύξης</text:p>
          <text:p text:style-name="P2"><text:s/>Δικτύο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22.601cm" svg:y="12.053cm">
          <text:p text:style-name="P2">Διαδικτύο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22.601cm" svg:y="9.801cm">
          <text:p text:style-name="P2">Μεταφοράς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8.201cm" svg:y="16.702cm">
          <text:p text:style-name="P2">Φυσικ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6cm" svg:height="1.329cm" svg:x="8.201cm" svg:y="14.2cm">
          <text:p text:style-name="P2">Ζεύξης </text:p>
          <text:p text:style-name="P2">Δικτύο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15.802cm" svg:y="16.703cm">
          <text:p text:style-name="P2">Φυσικ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6cm" svg:height="1.33cm" svg:x="15.802cm" svg:y="14.2cm">
          <text:p text:style-name="P2">Ζεύξης</text:p>
          <text:p text:style-name="P2">Δικτύο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6cm" svg:height="1.15cm" svg:x="15.802cm" svg:y="12.054cm">
          <text:p text:style-name="P2">Διαδικτύο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6cm" svg:y1="8.1cm" svg:x2="22.5cm" svg:y2="8.1cm">
          <text:p text:style-name="P2">Πρωτόκολλο Ίδιου Επιπέδου</text:p>
          <text:p text:style-name="P2">Peer-to-Peer</text:p>
        </draw:line>
        <draw:line draw:style-name="gr10" draw:text-style-name="P2" draw:layer="layout" svg:x1="6cm" svg:y1="10.501cm" svg:x2="22.5cm" svg:y2="10.501cm">
          <text:p/>
        </draw:line>
        <draw:line draw:style-name="gr10" draw:text-style-name="P2" draw:layer="layout" svg:x1="6cm" svg:y1="12.701cm" svg:x2="15.8cm" svg:y2="12.701cm">
          <text:p/>
        </draw:line>
        <draw:line draw:style-name="gr10" draw:text-style-name="P2" draw:layer="layout" svg:x1="20.5cm" svg:y1="12.701cm" svg:x2="22.7cm" svg:y2="12.701cm">
          <text:p/>
        </draw:line>
        <draw:line draw:style-name="gr10" draw:text-style-name="P2" draw:layer="layout" svg:x1="20.5cm" svg:y1="15.101cm" svg:x2="22.7cm" svg:y2="15.101cm">
          <text:p/>
        </draw:line>
        <draw:line draw:style-name="gr10" draw:text-style-name="P2" draw:layer="layout" svg:x1="20.5cm" svg:y1="17.301cm" svg:x2="22.7cm" svg:y2="17.301cm">
          <text:p/>
        </draw:line>
        <draw:line draw:style-name="gr10" draw:text-style-name="P2" draw:layer="layout" svg:x1="12.8cm" svg:y1="17.301cm" svg:x2="15.8cm" svg:y2="17.3cm">
          <text:p/>
        </draw:line>
        <draw:line draw:style-name="gr10" draw:text-style-name="P2" draw:layer="layout" svg:x1="12.8cm" svg:y1="15.102cm" svg:x2="15.8cm" svg:y2="15.101cm">
          <text:p/>
        </draw:line>
        <draw:line draw:style-name="gr10" draw:text-style-name="P2" draw:layer="layout" svg:x1="6cm" svg:y1="15.1cm" svg:x2="8.3cm" svg:y2="15.1cm">
          <text:p/>
        </draw:line>
        <draw:line draw:style-name="gr10" draw:text-style-name="P2" draw:layer="layout" svg:x1="6cm" svg:y1="17.4cm" svg:x2="8.3cm" svg:y2="17.4cm">
          <text:p/>
        </draw:line>
        <draw:line draw:style-name="gr4" draw:text-style-name="P2" draw:layer="layout" svg:x1="1.9cm" svg:y1="14.9cm" svg:x2="1.9cm" svg:y2="17.4cm">
          <text:p/>
        </draw:line>
        <draw:line draw:style-name="gr4" draw:text-style-name="P2" draw:layer="layout" svg:x1="1.9cm" svg:y1="12.6cm" svg:x2="1.9cm" svg:y2="14.8cm">
          <text:p/>
        </draw:line>
        <draw:line draw:style-name="gr4" draw:text-style-name="P2" draw:layer="layout" svg:x1="1.9cm" svg:y1="10.3cm" svg:x2="1.9cm" svg:y2="12.6cm">
          <text:p/>
        </draw:line>
        <draw:line draw:style-name="gr4" draw:text-style-name="P2" draw:layer="layout" svg:x1="1.9cm" svg:y1="7.7cm" svg:x2="1.9cm" svg:y2="10.3cm">
          <text:p/>
        </draw:line>
        <draw:frame draw:style-name="gr11" draw:text-style-name="P4" draw:layer="layout" svg:width="0.9cm" svg:height="1cm" svg:x="0.3cm" svg:y="7.5cm">
          <draw:text-box>
            <text:p>5</text:p>
          </draw:text-box>
        </draw:frame>
        <draw:frame draw:style-name="gr11" draw:text-style-name="P4" draw:layer="layout" svg:width="0.9cm" svg:height="1cm" svg:x="0.3cm" svg:y="10cm">
          <draw:text-box>
            <text:p>4</text:p>
          </draw:text-box>
        </draw:frame>
        <draw:frame draw:style-name="gr11" draw:text-style-name="P4" draw:layer="layout" svg:width="0.9cm" svg:height="1cm" svg:x="0.3cm" svg:y="12.2cm">
          <draw:text-box>
            <text:p>3</text:p>
          </draw:text-box>
        </draw:frame>
        <draw:frame draw:style-name="gr11" draw:text-style-name="P4" draw:layer="layout" svg:width="0.9cm" svg:height="1cm" svg:x="0.3cm" svg:y="14.4cm">
          <draw:text-box>
            <text:p>2</text:p>
          </draw:text-box>
        </draw:frame>
        <draw:frame draw:style-name="gr11" draw:text-style-name="P4" draw:layer="layout" svg:width="0.9cm" svg:height="1cm" svg:x="0.3cm" svg:y="16.8cm">
          <draw:text-box>
            <text:p>1</text:p>
          </draw:text-box>
        </draw:frame>
        <draw:frame draw:style-name="gr11" draw:text-style-name="P4" draw:layer="layout" svg:width="4.2cm" svg:height="1cm" svg:x="2cm" svg:y="8.8cm">
          <draw:text-box>
            <text:p>Διεπαφή 4-5</text:p>
          </draw:text-box>
        </draw:frame>
        <draw:frame draw:style-name="gr11" draw:text-style-name="P4" draw:layer="layout" svg:width="4.2cm" svg:height="1cm" svg:x="2cm" svg:y="11.1cm">
          <draw:text-box>
            <text:p>Διεπαφή 3-4</text:p>
          </draw:text-box>
        </draw:frame>
        <draw:frame draw:style-name="gr11" draw:text-style-name="P4" draw:layer="layout" svg:width="4.2cm" svg:height="1cm" svg:x="2cm" svg:y="13.3cm">
          <draw:text-box>
            <text:p>Διεπαφή 2-3</text:p>
          </draw:text-box>
        </draw:frame>
        <draw:frame draw:style-name="gr11" draw:text-style-name="P4" draw:layer="layout" svg:width="4.2cm" svg:height="1cm" svg:x="2cm" svg:y="15.7cm">
          <draw:text-box>
            <text:p>Διεπαφή 1-2</text:p>
          </draw:text-box>
        </draw:frame>
        <draw:frame draw:style-name="gr11" draw:text-style-name="P4" draw:layer="layout" svg:width="4.2cm" svg:height="1cm" svg:x="23.3cm" svg:y="8.8cm">
          <draw:text-box>
            <text:p>Διεπαφή 4-5</text:p>
          </draw:text-box>
        </draw:frame>
        <draw:frame draw:style-name="gr11" draw:text-style-name="P4" draw:layer="layout" svg:width="4.2cm" svg:height="1cm" svg:x="23.3cm" svg:y="11.1cm">
          <draw:text-box>
            <text:p>Διεπαφή 3-4</text:p>
          </draw:text-box>
        </draw:frame>
        <draw:frame draw:style-name="gr11" draw:text-style-name="P4" draw:layer="layout" svg:width="4.2cm" svg:height="1cm" svg:x="23.3cm" svg:y="13.3cm">
          <draw:text-box>
            <text:p>Διεπαφή 2-3</text:p>
          </draw:text-box>
        </draw:frame>
        <draw:frame draw:style-name="gr11" draw:text-style-name="P4" draw:layer="layout" svg:width="4.2cm" svg:height="1cm" svg:x="23.3cm" svg:y="15.7cm">
          <draw:text-box>
            <text:p>Διεπαφή 1-2</text:p>
          </draw:text-box>
        </draw:frame>
        <draw:frame draw:style-name="gr11" draw:text-style-name="P4" draw:layer="layout" svg:width="4.2cm" svg:height="1cm" svg:x="8.9cm" svg:y="15.7cm">
          <draw:text-box>
            <text:p>Διεπαφή 1-2</text:p>
          </draw:text-box>
        </draw:frame>
        <draw:frame draw:style-name="gr11" draw:text-style-name="P4" draw:layer="layout" svg:width="4.2cm" svg:height="1cm" svg:x="16.4cm" svg:y="15.7cm">
          <draw:text-box>
            <text:p>Διεπαφή 1-2</text:p>
          </draw:text-box>
        </draw:frame>
        <draw:line draw:style-name="gr4" draw:text-style-name="P2" draw:layer="layout" svg:x1="16.3cm" svg:y1="15cm" svg:x2="16.3cm" svg:y2="17.4cm">
          <text:p/>
        </draw:line>
        <draw:line draw:style-name="gr4" draw:text-style-name="P2" draw:layer="layout" svg:x1="8.7cm" svg:y1="15cm" svg:x2="8.7cm" svg:y2="17.4cm">
          <text:p/>
        </draw:line>
        <draw:frame draw:style-name="gr11" draw:text-style-name="P4" draw:layer="layout" svg:width="4.2cm" svg:height="1cm" svg:x="16.4cm" svg:y="13.3cm">
          <draw:text-box>
            <text:p>Διεπαφή 2-3</text:p>
          </draw:text-box>
        </draw:frame>
        <draw:line draw:style-name="gr2" draw:text-style-name="P2" draw:layer="layout" svg:x1="3.3cm" svg:y1="17.9cm" svg:x2="3.3cm" svg:y2="18.6cm">
          <text:p/>
        </draw:line>
        <draw:line draw:style-name="gr2" draw:text-style-name="P2" draw:layer="layout" svg:x1="9.7cm" svg:y1="17.901cm" svg:x2="9.7cm" svg:y2="18.601cm">
          <text:p/>
        </draw:line>
        <draw:line draw:style-name="gr2" draw:text-style-name="P2" draw:layer="layout" svg:x1="12cm" svg:y1="17.902cm" svg:x2="12cm" svg:y2="18.602cm">
          <text:p/>
        </draw:line>
        <draw:line draw:style-name="gr2" draw:text-style-name="P2" draw:layer="layout" svg:x1="17cm" svg:y1="17.903cm" svg:x2="17cm" svg:y2="18.603cm">
          <text:p/>
        </draw:line>
        <draw:line draw:style-name="gr2" draw:text-style-name="P2" draw:layer="layout" svg:x1="19.7cm" svg:y1="17.904cm" svg:x2="19.7cm" svg:y2="18.604cm">
          <text:p/>
        </draw:line>
        <draw:line draw:style-name="gr2" draw:text-style-name="P2" draw:layer="layout" svg:x1="24.4cm" svg:y1="17.905cm" svg:x2="24.4cm" svg:y2="18.605cm">
          <text:p/>
        </draw:line>
        <draw:line draw:style-name="gr12" draw:text-style-name="P1" draw:layer="layout" svg:x1="3.3cm" svg:y1="18.6cm" svg:x2="9.7cm" svg:y2="18.6cm">
          <text:p/>
        </draw:line>
        <draw:line draw:style-name="gr12" draw:text-style-name="P1" draw:layer="layout" svg:x1="19.7cm" svg:y1="18.6cm" svg:x2="24.4cm" svg:y2="18.6cm">
          <text:p/>
        </draw:line>
        <draw:line draw:style-name="gr12" draw:text-style-name="P1" draw:layer="layout" svg:x1="12cm" svg:y1="18.6cm" svg:x2="17cm" svg:y2="18.6cm">
          <text:p/>
        </draw:line>
        <draw:line draw:style-name="gr12" draw:text-style-name="P1" draw:layer="layout" svg:x1="3.3cm" svg:y1="18.7cm" svg:x2="3.3cm" svg:y2="20.6cm">
          <text:p/>
        </draw:line>
        <draw:line draw:style-name="gr12" draw:text-style-name="P1" draw:layer="layout" svg:x1="17cm" svg:y1="18.7cm" svg:x2="17cm" svg:y2="20.6cm">
          <text:p/>
        </draw:line>
        <draw:line draw:style-name="gr12" draw:text-style-name="P1" draw:layer="layout" svg:x1="10.7cm" svg:y1="19.5cm" svg:x2="10.7cm" svg:y2="20.6cm">
          <text:p/>
        </draw:line>
        <draw:line draw:style-name="gr13" draw:text-style-name="P1" draw:layer="layout" svg:x1="18.2cm" svg:y1="11.7cm" svg:x2="18.2cm" svg:y2="18.6cm">
          <text:p/>
        </draw:line>
        <draw:line draw:style-name="gr13" draw:text-style-name="P1" draw:layer="layout" svg:x1="10.7cm" svg:y1="13.4cm" svg:x2="10.7cm" svg:y2="18.6cm">
          <text:p/>
        </draw:line>
        <draw:line draw:style-name="gr14" draw:text-style-name="P2" draw:layer="layout" svg:x1="3.3cm" svg:y1="19.3cm" svg:x2="17cm" svg:y2="19.3cm">
          <text:p text:style-name="P2"><text:span text:style-name="T1">Δ Ι Κ Τ Υ Ο 1</text:span></text:p>
          <text:p text:style-name="P2"/>
        </draw:line>
        <draw:line draw:style-name="gr14" draw:text-style-name="P2" draw:layer="layout" svg:x1="3.3cm" svg:y1="20.017cm" svg:x2="10.7cm" svg:y2="20.017cm">
          <text:p text:style-name="P2"><text:span text:style-name="T1">ΤΜΗΜΑ Α</text:span></text:p>
          <text:p text:style-name="P2"/>
        </draw:line>
        <draw:line draw:style-name="gr14" draw:text-style-name="P2" draw:layer="layout" svg:x1="10.7cm" svg:y1="20.036cm" svg:x2="17cm" svg:y2="20.036cm">
          <text:p text:style-name="P2"><text:span text:style-name="T1">ΤΜΗΜΑ Β</text:span></text:p>
          <text:p text:style-name="P2"/>
        </draw:line>
        <draw:line draw:style-name="gr12" draw:text-style-name="P1" draw:layer="layout" svg:x1="24.4cm" svg:y1="18.7cm" svg:x2="24.4cm" svg:y2="20.6cm">
          <text:p/>
        </draw:line>
        <draw:line draw:style-name="gr14" draw:text-style-name="P2" draw:layer="layout" svg:x1="17cm" svg:y1="19.317cm" svg:x2="24.5cm" svg:y2="19.317cm">
          <text:p text:style-name="P2"><text:span text:style-name="T1">Δ Ι Κ Τ Υ Ο 2</text:span></text:p>
          <text:p text:style-name="P2"/>
        </draw:line>
        <draw:line draw:style-name="gr4" draw:text-style-name="P2" draw:layer="layout" svg:x1="23.1cm" svg:y1="14.9cm" svg:x2="23.1cm" svg:y2="17.4cm">
          <text:p/>
        </draw:line>
        <draw:line draw:style-name="gr4" draw:text-style-name="P2" draw:layer="layout" svg:x1="23.1cm" svg:y1="12.6cm" svg:x2="23.1cm" svg:y2="14.8cm">
          <text:p/>
        </draw:line>
        <draw:line draw:style-name="gr4" draw:text-style-name="P2" draw:layer="layout" svg:x1="23.1cm" svg:y1="10.3cm" svg:x2="23.1cm" svg:y2="12.6cm">
          <text:p/>
        </draw:line>
        <draw:line draw:style-name="gr4" draw:text-style-name="P2" draw:layer="layout" svg:x1="23.1cm" svg:y1="7.7cm" svg:x2="23.1cm" svg:y2="10.3cm">
          <text:p/>
        </draw:line>
        <draw:frame draw:style-name="gr15" draw:text-style-name="P4" draw:layer="layout" svg:width="4.9cm" svg:height="1.673cm" svg:x="8.2cm" svg:y="2.927cm">
          <draw:text-box>
            <text:p>Μεταγωγέας</text:p>
            <text:p>(Switch)</text:p>
          </draw:text-box>
        </draw:frame>
        <draw:frame draw:style-name="gr15" draw:text-style-name="P4" draw:layer="layout" svg:width="4.9cm" svg:height="1.673cm" svg:x="16.4cm" svg:y="2.928cm">
          <draw:text-box>
            <text:p>Δρομολογητής</text:p>
            <text:p>(Router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9:21:59.528000000</meta:creation-date>
    <dc:date>2016-10-31T07:42:54.648000000</dc:date>
    <meta:editing-duration>PT40M43S</meta:editing-duration>
    <meta:editing-cycles>9</meta:editing-cycles>
    <meta:generator>LibreOffice/5.1.4.2$Windows_x86 LibreOffice_project/f99d75f39f1c57ebdd7ffc5f42867c12031db97a</meta:generator>
    <meta:document-statistic meta:object-count="82"/>
  </office:meta>
</office:document-meta>
</file>